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bbf0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2bbf0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2bbf0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ebb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3ebbd" style:font-size-asian="10pt"/>
    </style:style>
    <style:style style:name="P12" style:family="paragraph" style:parent-style-name="Standard">
      <style:text-properties officeooo:rsid="0013ebbd" officeooo:paragraph-rsid="0013ebbd"/>
    </style:style>
    <style:style style:name="P13" style:family="paragraph" style:parent-style-name="Standard">
      <style:text-properties officeooo:paragraph-rsid="0013ebbd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fo:font-weight="bold" style:font-weight-asian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weight="bold" style:font-weight-asian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style:font-name="Monospace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font-weight="bold" style:font-size-asian="10pt" style:font-weight-asian="bold"/>
    </style:style>
    <style:style style:name="T13" style:family="text">
      <style:text-properties fo:color="#000000" style:font-name="Monospace" fo:font-weight="bold" style:font-weight-asian="bold"/>
    </style:style>
    <style:style style:name="T14" style:family="text">
      <style:text-properties fo:color="#005032"/>
    </style:style>
    <style:style style:name="T15" style:family="text">
      <style:text-properties fo:color="#005032" style:font-name="Monospace" fo:font-size="10pt" style:font-size-asian="10pt"/>
    </style:style>
    <style:style style:name="T16" style:family="text">
      <style:text-properties fo:color="#005032" style:font-name="Monospace"/>
    </style:style>
    <style:style style:name="T17" style:family="text">
      <style:text-properties fo:color="#005032" style:font-name="Monospace" fo:font-size="10pt" style:font-size-asian="10pt"/>
    </style:style>
    <style:style style:name="T18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3c3c3c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20" style:family="text">
      <style:text-properties fo:color="#3c3c3c" style:font-name="Monospace" style:text-underline-style="solid" style:text-underline-width="auto" style:text-underline-color="font-color" fo:font-weight="bold" style:font-weight-asian="bold"/>
    </style:style>
    <style:style style:name="T21" style:family="text">
      <style:text-properties officeooo:rsid="0013eb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本次分配到了im_iip、im_ltm_common、 im_mipi文件其中im_ltm_common、im_mipi没有超过1000行没有进行拆分 im_iip拆分成8个类 imiipdefine、imiipstruct、imiipcounter|、imiipmain、imiipnew、imiipstatic、imiipsub、imiipoid8个类，其中源im_iip.h文件包含在imiipdefine.h 和imiipstruct.h文件中</text:p>
      <text:p text:style-name="Standard"/>
      <text:p text:style-name="Standard">imiipdefine：</text:p>
      <text:p text:style-name="Standard">公有函数更改记录：</text:p>
      <text:p text:style-name="P1"><text:span text:style-name="T1">extern</text:span><text:span text:style-name="T6"> </text:span><text:span text:style-name="T15">INT32</text:span><text:span text:style-name="T6"> </text:span><text:span text:style-name="T7">Im_IIP_Init</text:span><text:span text:style-name="T6">( VOID );</text:span></text:p>
      <text:p text:style-name="P1"><text:span text:style-name="T6">改为：</text:span><text:span text:style-name="T15">INT32</text:span><text:span text:style-name="T6"> </text:span><text:span text:style-name="T7">im_iip_struct_init</text:span><text:span text:style-name="T6">( VOID );</text:span></text:p>
      <text:p text:style-name="P5"/>
      <text:p text:style-name="P1"><text:span text:style-name="T1">extern</text:span><text:span text:style-name="T6"> </text:span><text:span text:style-name="T15">INT32</text:span><text:span text:style-name="T6"> </text:span><text:span text:style-name="T7">Im_IIP_Init_Unit</text:span><text:span text:style-name="T6">( </text:span><text:span text:style-name="T1">const</text:span><text:span text:style-name="T6"> </text:span><text:span text:style-name="T15">E_IM_IIP_UNIT_ID</text:span><text:span text:style-name="T6"> unit_id );</text:span></text:p>
      <text:p text:style-name="P2"><text:span text:style-name="T6">改为：</text:span><text:span text:style-name="T15">INT32</text:span><text:span text:style-name="T6"> </text:span><text:span text:style-name="T7">im_iip_struct_init_unit</text:span><text:span text:style-name="T6">( </text:span><text:span text:style-name="T1">const</text:span><text:span text:style-name="T6"> </text:span><text:span text:style-name="T15">E_IM_IIP_UNIT_ID</text:span><text:span text:style-name="T6"> unit_id );</text:span></text:p>
      <text:p text:style-name="P5"/>
      <text:p text:style-name="P1"><text:span text:style-name="T1">extern</text:span><text:span text:style-name="T6"> </text:span><text:span text:style-name="T15">INT32</text:span><text:span text:style-name="T6"> </text:span><text:span text:style-name="T7">Im_IIP_Open</text:span><text:span text:style-name="T6">( </text:span><text:span text:style-name="T1">const</text:span><text:span text:style-name="T6"> </text:span><text:span text:style-name="T15">INT32</text:span><text:span text:style-name="T6"> wait_time );</text:span></text:p>
      <text:p text:style-name="P2"><text:span text:style-name="T6">改为：</text:span><text:span text:style-name="T15">INT32</text:span><text:span text:style-name="T6"> </text:span><text:span text:style-name="T7">im_iip_struct_open</text:span><text:span text:style-name="T6">( </text:span><text:span text:style-name="T1">const</text:span><text:span text:style-name="T6"> </text:span><text:span text:style-name="T15">INT32</text:span><text:span text:style-name="T6"> wait_time );</text:span></text:p>
      <text:p text:style-name="P5"/>
      <text:p text:style-name="P1"><text:span text:style-name="T1">extern</text:span><text:span text:style-name="T6"> </text:span><text:span text:style-name="T15">INT32</text:span><text:span text:style-name="T6"> </text:span><text:span text:style-name="T7">Im_IIP_Close</text:span><text:span text:style-name="T6">( VOID );</text:span></text:p>
      <text:p text:style-name="P2"><text:span text:style-name="T6">改为：</text:span><text:span text:style-name="T15">INT32</text:span><text:span text:style-name="T6"> </text:span><text:span text:style-name="T7">im_iip_struct_close</text:span><text:span text:style-name="T6">( VOID );</text:span></text:p>
      <text:p text:style-name="P1"/>
      <text:p text:style-name="P1"><text:span text:style-name="T1">extern</text:span><text:span text:style-name="T6"> </text:span><text:span text:style-name="T15">INT32</text:span><text:span text:style-name="T6"> </text:span><text:span text:style-name="T7">Im_IIP_Ctrl_AXI</text:span><text:span text:style-name="T6">( </text:span><text:span text:style-name="T1">const</text:span><text:span text:style-name="T6"> </text:span><text:span text:style-name="T15">E_IM_IIP_AXI_ID</text:span><text:span text:style-name="T6"> axi_id, </text:span><text:span text:style-name="T1">const</text:span><text:span text:style-name="T6"> </text:span><text:span text:style-name="T15">T_IM_IIP_CTRL_AXI</text:span><text:span text:style-name="T6">* </text:span><text:span text:style-name="T1">const</text:span><text:span text:style-name="T6"> cfg );</text:span></text:p>
      <text:p text:style-name="P2"><text:span text:style-name="T6">改为：</text:span><text:span text:style-name="T15">INT32</text:span><text:span text:style-name="T6"> </text:span><text:span text:style-name="T7">im_iip_sub_ctrl_axi</text:span><text:span text:style-name="T6">( </text:span><text:span text:style-name="T1">const</text:span><text:span text:style-name="T6"> </text:span><text:span text:style-name="T15">E_IM_IIP_AXI_ID</text:span><text:span text:style-name="T6"> axi_id, </text:span><text:span text:style-name="T1">const</text:span><text:span text:style-name="T6"> </text:span><text:span text:style-name="T15">T_IM_IIP_CTRL_AXI</text:span><text:span text:style-name="T6">* </text:span><text:span text:style-name="T1">const</text:span><text:span text:style-name="T6"> cfg );</text:span></text:p>
      <text:p text:style-name="P5"/>
      <text:p text:style-name="P1"><text:span text:style-name="T1">extern</text:span><text:span text:style-name="T6"> </text:span><text:span text:style-name="T15">INT32</text:span><text:span text:style-name="T6"> </text:span><text:span text:style-name="T7">Im_IIP_Ctrl_AXI_ALL</text:span><text:span text:style-name="T6">( </text:span><text:span text:style-name="T1">const</text:span><text:span text:style-name="T6"> </text:span><text:span text:style-name="T15">T_IM_IIP_CTRL_AXI_ALL</text:span><text:span text:style-name="T6">* </text:span><text:span text:style-name="T1">const</text:span><text:span text:style-name="T6"> cfg );</text:span></text:p>
      <text:p text:style-name="P2"><text:span text:style-name="T6">改为：</text:span><text:span text:style-name="T15">INT32</text:span><text:span text:style-name="T6"> </text:span><text:span text:style-name="T7">im_iip_sub_ctrl_axi_all</text:span><text:span text:style-name="T6">( </text:span><text:span text:style-name="T1">const</text:span><text:span text:style-name="T6"> </text:span><text:span text:style-name="T15">T_IM_IIP_CTRL_AXI_ALL</text:span><text:span text:style-name="T6">* </text:span><text:span text:style-name="T1">const</text:span><text:span text:style-name="T6"> cfg );</text:span></text:p>
      <text:p text:style-name="P5"/>
      <text:p text:style-name="P1"><text:span text:style-name="T1">extern</text:span><text:span text:style-name="T6"> </text:span><text:span text:style-name="T15">INT32</text:span><text:span text:style-name="T6"> </text:span><text:span text:style-name="T7">Im_IIP_Ctrl_Base</text:span><text:span text:style-name="T6">( </text:span><text:span text:style-name="T1">const</text:span><text:span text:style-name="T6"> </text:span><text:span text:style-name="T15">T_IM_IIP_CTRL_BASE</text:span><text:span text:style-name="T6">* </text:span><text:span text:style-name="T1">const</text:span><text:span text:style-name="T6"> cfg );</text:span></text:p>
      <text:p text:style-name="P2"><text:span text:style-name="T6">改为：</text:span><text:span text:style-name="T15">INT32</text:span><text:span text:style-name="T6"> </text:span><text:span text:style-name="T7">im_iip_struct_ctrl_base</text:span><text:span text:style-name="T6">( </text:span><text:span text:style-name="T1">const</text:span><text:span text:style-name="T6"> </text:span><text:span text:style-name="T15">T_IM_IIP_CTRL_BASE</text:span><text:span text:style-name="T6">* </text:span><text:span text:style-name="T1">const</text:span><text:span text:style-name="T6"> cfg );</text:span></text:p>
      <text:p text:style-name="P1"/>
      <text:p text:style-name="P1"><text:span text:style-name="T1">extern</text:span><text:span text:style-name="T6"> </text:span><text:span text:style-name="T15">INT32</text:span><text:span text:style-name="T6"> </text:span><text:span text:style-name="T7">Im_IIP_Update_PADRS</text:span><text:span text:style-name="T6">( </text:span><text:span text:style-name="T1">const</text:span><text:span text:style-name="T6"> </text:span><text:span text:style-name="T15">E_IM_IIP_UNIT_ID</text:span><text:span text:style-name="T6"> unit_id, </text:span><text:span text:style-name="T1">const</text:span><text:span text:style-name="T6"> </text:span><text:span text:style-name="T15">ULONG</text:span><text:span text:style-name="T6"> unit_param_addr );</text:span></text:p>
      <text:p text:style-name="P2"><text:span text:style-name="T6">改为：</text:span><text:span text:style-name="T15">INT32</text:span><text:span text:style-name="T6"> </text:span><text:span text:style-name="T7">im_iip_sub_update_padrs</text:span><text:span text:style-name="T6">( </text:span><text:span text:style-name="T1">const</text:span><text:span text:style-name="T6"> </text:span><text:span text:style-name="T15">E_IM_IIP_UNIT_ID</text:span><text:span text:style-name="T6"> unit_id, </text:span><text:span text:style-name="T1">const</text:span><text:span text:style-name="T6"> </text:span><text:span text:style-name="T15">ULONG</text:span><text:span text:style-name="T6"> unit_param_addr );</text:span></text:p>
      <text:p text:style-name="P5"/>
      <text:p text:style-name="P1"><text:span text:style-name="T1">extern</text:span><text:span text:style-name="T6"> </text:span><text:span text:style-name="T15">INT32</text:span><text:span text:style-name="T6"> </text:span><text:span text:style-name="T7">Im_IIP_Start</text:span><text:span text:style-name="T6">( VOID );</text:span></text:p>
      <text:p text:style-name="P2"><text:span text:style-name="T6">改为：</text:span><text:span text:style-name="T15">INT32</text:span><text:span text:style-name="T6"> </text:span><text:span text:style-name="T7">im_iip_sub_start</text:span><text:span text:style-name="T6">( VOID );</text:span></text:p>
      <text:p text:style-name="P5"/>
      <text:p text:style-name="P5"/>
      <text:p text:style-name="P1"><text:span text:style-name="T1">extern</text:span><text:span text:style-name="T6"> </text:span><text:span text:style-name="T15">INT32</text:span><text:span text:style-name="T6"> </text:span><text:span text:style-name="T7">Im_IIP_Stop</text:span><text:span text:style-name="T6">( </text:span><text:span text:style-name="T1">const</text:span><text:span text:style-name="T6"> </text:span><text:span text:style-name="T15">UINT32</text:span><text:span text:style-name="T6"> stop_type );</text:span></text:p>
      <text:p text:style-name="P9"><text:span text:style-name="T6">改为：</text:span><text:span text:style-name="T15">INT32</text:span><text:span text:style-name="T6"> </text:span><text:span text:style-name="T7">im_iip_main_stop</text:span><text:span text:style-name="T6">( </text:span><text:span text:style-name="T1">const</text:span><text:span text:style-name="T6"> </text:span><text:span text:style-name="T15">UINT32</text:span><text:span text:style-name="T6"> stop_type );</text:span></text:p>
      <text:p text:style-name="P1"/>
      <text:p text:style-name="P1"><text:span text:style-name="T1">extern</text:span><text:span text:style-name="T6"> </text:span><text:span text:style-name="T15">INT32</text:span><text:span text:style-name="T6"> </text:span><text:span text:style-name="T7">Im_IIP_Get_SL_Status</text:span><text:span text:style-name="T6">( </text:span><text:span text:style-name="T15">UINT32</text:span><text:span text:style-name="T6">* </text:span><text:span text:style-name="T1">const</text:span><text:span text:style-name="T6"> sl_status );</text:span></text:p>
      <text:p text:style-name="P9"><text:span text:style-name="T6">改为：</text:span><text:span text:style-name="T15">INT32</text:span><text:span text:style-name="T6"> </text:span><text:span text:style-name="T7">im_iip_main_get_sl_status</text:span><text:span text:style-name="T6">( </text:span><text:span text:style-name="T15">UINT32</text:span><text:span text:style-name="T6">* </text:span><text:span text:style-name="T1">const</text:span><text:span text:style-name="T6"> sl_status );</text:span></text:p>
      <text:p text:style-name="P5"/>
      <text:p text:style-name="P1"><text:span text:style-name="T1">extern</text:span><text:span text:style-name="T6"> </text:span><text:span text:style-name="T15">INT32</text:span><text:span text:style-name="T6"> </text:span><text:span text:style-name="T7">Im_IIP_Get_UNIT_PARAM</text:span><text:span text:style-name="T6">( </text:span><text:span text:style-name="T1">const</text:span><text:span text:style-name="T6"> </text:span><text:span text:style-name="T15">E_IM_IIP_UNIT_ID</text:span><text:span text:style-name="T6"> unit_id, </text:span><text:span text:style-name="T15">ULONG</text:span><text:span text:style-name="T6">* </text:span><text:span text:style-name="T1">const</text:span><text:span text:style-name="T6"> p_param_buffer, </text:span><text:span text:style-name="T15">UINT32</text:span><text:span text:style-name="T6">* </text:span><text:span text:style-name="T1">const</text:span><text:span text:style-name="T6"> size );</text:span></text:p>
      <text:p text:style-name="P1"/>
      <text:p text:style-name="P9"><text:span text:style-name="T6">改为：</text:span><text:span text:style-name="T15">INT32</text:span><text:span text:style-name="T6"> </text:span><text:span text:style-name="T7">im_iip_static_get_unit_param</text:span><text:span text:style-name="T6">( </text:span><text:span text:style-name="T1">const</text:span><text:span text:style-name="T6"> </text:span><text:span text:style-name="T15">E_IM_IIP_UNIT_ID</text:span><text:span text:style-name="T6"> unit_id, </text:span><text:span text:style-name="T15">ULONG</text:span><text:span text:style-name="T6">* </text:span><text:span text:style-name="T1">const</text:span><text:span text:style-name="T6"> p_param_buffer, </text:span><text:span text:style-name="T15">UINT32</text:span><text:span text:style-name="T6">* </text:span><text:span text:style-name="T1">const</text:span><text:span text:style-name="T6"> size );</text:span></text:p>
      <text:p text:style-name="P5"/>
      <text:p text:style-name="P1"><text:span text:style-name="T1">extern</text:span><text:span text:style-name="T6"> </text:span><text:span text:style-name="T15">INT32</text:span><text:span text:style-name="T6"> </text:span><text:span text:style-name="T7">Im_IIP_Set_AccessEnable</text:span><text:span text:style-name="T6">( </text:span><text:span text:style-name="T1">const</text:span><text:span text:style-name="T6"> </text:span><text:span text:style-name="T15">UINT32</text:span><text:span text:style-name="T6"> res_bitmask, </text:span><text:span text:style-name="T1">const</text:span><text:span text:style-name="T6"> UCHAR permission_flg );</text:span></text:p>
      <text:p text:style-name="P11"><text:span text:style-name="T5">改为：</text:span><text:span text:style-name="T14">INT32</text:span><text:span text:style-name="T5"> </text:span><text:span text:style-name="T9">im_iip_set_static_accessenable</text:span><text:span text:style-name="T5">( </text:span><text:span text:style-name="T2">const</text:span><text:span text:style-name="T5"> </text:span><text:span text:style-name="T14">UINT32</text:span><text:span text:style-name="T5"> res_bitmask, </text:span><text:span text:style-name="T2">const</text:span><text:span text:style-name="T5"> UCHAR permission_flg );</text:span></text:p>
      <text:p text:style-name="P3"/>
      <text:p text:style-name="P3"/>
      <text:p text:style-name="P4"><text:span text:style-name="T14">INT32</text:span><text:span text:style-name="T5"> </text:span><text:span text:style-name="T9">Im_IIP_Set_IntHandler</text:span><text:span text:style-name="T5">( </text:span><text:span text:style-name="T2">const</text:span><text:span text:style-name="T5"> </text:span><text:span text:style-name="T14">ULONG</text:span><text:span text:style-name="T5"> interrupt_bitmask, </text:span><text:span text:style-name="T2">const</text:span><text:span text:style-name="T5"> </text:span><text:span text:style-name="T14">T_IM_IIP_CALLBACK</text:span><text:span text:style-name="T5"> int_handler );</text:span></text:p>
      <text:p text:style-name="P11"><text:span text:style-name="T5">改为：</text:span><text:span text:style-name="T14">INT32</text:span><text:span text:style-name="T5"> </text:span><text:span text:style-name="T9">im_iip_counter_set_inthandler</text:span><text:span text:style-name="T5">( </text:span><text:span text:style-name="T2">const</text:span><text:span text:style-name="T5"> </text:span><text:span text:style-name="T14">ULONG</text:span><text:span text:style-name="T5"> interrupt_bitmask, </text:span><text:span text:style-name="T2">const</text:span><text:span text:style-name="T5"> </text:span><text:span text:style-name="T14">T_IM_IIP_CALLBACK</text:span><text:span text:style-name="T5"> </text:span><text:soft-page-break/><text:span text:style-name="T5">int_handler );</text:span></text:p>
      <text:p text:style-name="P6"/>
      <text:p text:style-name="P7">//私有函数变成公有函数被调用</text:p>
      <text:p text:style-name="P5"/>
      <text:p text:style-name="P1"><text:span text:style-name="T15">UINT32</text:span><text:span text:style-name="T6"> </text:span><text:span text:style-name="T7">im_iip_irq_disable</text:span><text:span text:style-name="T6">( </text:span><text:span text:style-name="T1">void</text:span><text:span text:style-name="T6"> );</text:span></text:p>
      <text:p text:style-name="P9"><text:span text:style-name="T6">改为：</text:span><text:span text:style-name="T15">UINT32</text:span><text:span text:style-name="T6"> </text:span><text:span text:style-name="T7">im_iip_static_irq_disable</text:span><text:span text:style-name="T6">( </text:span><text:span text:style-name="T1">void</text:span><text:span text:style-name="T6"> );</text:span></text:p>
      <text:p text:style-name="P1"><text:span text:style-name="T6"/></text:p>
      <text:p text:style-name="P1"><text:span text:style-name="T1">void</text:span><text:span text:style-name="T6"> </text:span><text:span text:style-name="T7">im_iip_irq_enable</text:span><text:span text:style-name="T6">( </text:span><text:span text:style-name="T15">UINT32</text:span><text:span text:style-name="T6"> irq_mask );</text:span></text:p>
      <text:p text:style-name="P9"><text:span text:style-name="T7">改为：</text:span><text:span text:style-name="T1">void</text:span><text:span text:style-name="T6"> </text:span><text:span text:style-name="T7">im_iip_static_irq_enable</text:span><text:span text:style-name="T6">( </text:span><text:span text:style-name="T15">ImIipDefine</text:span><text:span text:style-name="T6">* self, </text:span><text:span text:style-name="T15">UINT32</text:span><text:span text:style-name="T6"> irq_mask );</text:span></text:p>
      <text:p text:style-name="P1"><text:span text:style-name="T6"/></text:p>
      <text:p text:style-name="P1"><text:span text:style-name="T15">INT32</text:span><text:span text:style-name="T6"> </text:span><text:span text:style-name="T7">im_iip_util_resizerotate_main</text:span><text:span text:style-name="T6">( </text:span><text:span text:style-name="T15">T_IM_IIP_UTIL_PARAM_RESIZE_ROTATE</text:span><text:span text:style-name="T6">* </text:span><text:span text:style-name="T1">const</text:span><text:span text:style-name="T6"> rr_param, </text:span><text:span text:style-name="T1">const</text:span><text:span text:style-name="T6"> </text:span><text:span text:style-name="T15">T_IM_IIP_UTIL_RR</text:span><text:span text:style-name="T6">* </text:span><text:span text:style-name="T1">const</text:span><text:span text:style-name="T6"> cfg );</text:span></text:p>
      <text:p text:style-name="P9"><text:span text:style-name="T8">改为：</text:span><text:span text:style-name="T18">INT32</text:span><text:span text:style-name="T6"> </text:span><text:span text:style-name="T7">im_iip_define_util_resizerotate_main</text:span><text:span text:style-name="T6">( </text:span><text:span text:style-name="T15">T_IM_IIP_UTIL_PARAM_RESIZE_ROTATE</text:span><text:span text:style-name="T6">* </text:span><text:span text:style-name="T1">const</text:span><text:span text:style-name="T6"> rr_param, </text:span><text:span text:style-name="T1">const</text:span><text:span text:style-name="T6"> </text:span><text:span text:style-name="T15">T_IM_IIP_UTIL_RR</text:span><text:span text:style-name="T6">* </text:span><text:span text:style-name="T1">const</text:span><text:span text:style-name="T6"> cfg );</text:span></text:p>
      <text:p text:style-name="P1"><text:span text:style-name="T6"/></text:p>
      <text:p text:style-name="P1"><text:span text:style-name="T15">INT32</text:span><text:span text:style-name="T6"> </text:span><text:span text:style-name="T7">im_iip_check_wait_time</text:span><text:span text:style-name="T6">( </text:span><text:span text:style-name="T1">const</text:span><text:span text:style-name="T6"> </text:span><text:span text:style-name="T15">INT32</text:span><text:span text:style-name="T6"> wait_time );</text:span></text:p>
      <text:p text:style-name="P9"><text:span text:style-name="T8">改为：</text:span><text:span text:style-name="T18">INT32</text:span><text:span text:style-name="T6"> </text:span><text:span text:style-name="T7">im_iip_counter_check_wait_time</text:span><text:span text:style-name="T6">(</text:span><text:span text:style-name="T15">ImIipDefine</text:span><text:span text:style-name="T6">* self, </text:span><text:span text:style-name="T1">const</text:span><text:span text:style-name="T6"> </text:span><text:span text:style-name="T15">INT32</text:span><text:span text:style-name="T6"> wait_time );</text:span></text:p>
      <text:p text:style-name="P1"><text:span text:style-name="T6"/></text:p>
      <text:p text:style-name="P1"><text:span text:style-name="T15">INT32</text:span><text:span text:style-name="T6"> </text:span><text:span text:style-name="T7">im_iip_util_csc_main</text:span><text:span text:style-name="T6">( </text:span><text:span text:style-name="T15">T_IM_IIP_UTIL_PARAM_CSC</text:span><text:span text:style-name="T6">* </text:span><text:span text:style-name="T1">const</text:span><text:span text:style-name="T6"> csc_param, </text:span><text:span text:style-name="T1">const</text:span><text:span text:style-name="T6"> </text:span><text:span text:style-name="T15">T_IM_IIP_UTIL_CSC</text:span><text:span text:style-name="T6">* </text:span><text:span text:style-name="T1">const</text:span><text:span text:style-name="T6"> cfg, </text:span><text:span text:style-name="T1">const</text:span><text:span text:style-name="T6"> </text:span><text:span text:style-name="T15">INT32</text:span><text:span text:style-name="T6"> wait_time );</text:span></text:p>
      <text:p text:style-name="P9"><text:span text:style-name="T6">改为：</text:span><text:span text:style-name="T15">INT32</text:span><text:span text:style-name="T6"> </text:span><text:span text:style-name="T7">im_iip_define_util_csc_main</text:span><text:span text:style-name="T6">( </text:span><text:span text:style-name="T15">T_IM_IIP_UTIL_PARAM_CSC</text:span><text:span text:style-name="T6">* </text:span><text:span text:style-name="T1">const</text:span><text:span text:style-name="T6"> csc_param, </text:span><text:span text:style-name="T1">const</text:span><text:span text:style-name="T6"> </text:span><text:span text:style-name="T15">T_IM_IIP_UTIL_CSC</text:span><text:span text:style-name="T6">* </text:span><text:span text:style-name="T1">const</text:span><text:span text:style-name="T6"> cfg, </text:span><text:span text:style-name="T1">const</text:span><text:span text:style-name="T6"> </text:span><text:span text:style-name="T15">INT32</text:span><text:span text:style-name="T6"> wait_time );</text:span></text:p>
      <text:p text:style-name="P1"><text:span text:style-name="T6"/></text:p>
      <text:p text:style-name="P1"><text:span text:style-name="T15">INT32</text:span><text:span text:style-name="T6"> </text:span><text:span text:style-name="T7">im_iip_util_lut_main</text:span><text:span text:style-name="T6">( </text:span><text:span text:style-name="T15">T_IM_IIP_UTIL_PARAM_LUT</text:span><text:span text:style-name="T6">* </text:span><text:span text:style-name="T1">const</text:span><text:span text:style-name="T6"> lut_param, </text:span><text:span text:style-name="T1">const</text:span><text:span text:style-name="T6"> </text:span><text:span text:style-name="T15">T_IM_IIP_UTIL_LUT</text:span><text:span text:style-name="T6">* </text:span><text:span text:style-name="T1">const</text:span><text:span text:style-name="T6"> cfg );</text:span></text:p>
      <text:p text:style-name="P9"><text:span text:style-name="T8">改为：</text:span><text:span text:style-name="T18">INT32</text:span><text:span text:style-name="T6"> </text:span><text:span text:style-name="T7">im_iip_new_util_lut_main</text:span><text:span text:style-name="T6">( </text:span><text:span text:style-name="T15">T_IM_IIP_UTIL_PARAM_LUT</text:span><text:span text:style-name="T6">* </text:span><text:span text:style-name="T1">const</text:span><text:span text:style-name="T6"> lut_param, </text:span><text:span text:style-name="T1">const</text:span><text:span text:style-name="T6"> </text:span><text:span text:style-name="T15">T_IM_IIP_UTIL_LUT</text:span><text:span text:style-name="T6">* </text:span><text:span text:style-name="T1">const</text:span><text:span text:style-name="T6"> cfg );</text:span></text:p>
      <text:p text:style-name="P1"><text:span text:style-name="T6"/></text:p>
      <text:p text:style-name="P1"><text:span text:style-name="T15">INT32</text:span><text:span text:style-name="T6"> </text:span><text:span text:style-name="T7">im_iip_util_alpha_main</text:span><text:span text:style-name="T6">( </text:span><text:span text:style-name="T15">T_IM_IIP_UTIL_PARAM_ALPHA</text:span><text:span text:style-name="T6">* </text:span><text:span text:style-name="T1">const</text:span><text:span text:style-name="T6"> alp_param, </text:span><text:span text:style-name="T1">const</text:span><text:span text:style-name="T6"> </text:span><text:span text:style-name="T15">T_IM_IIP_UTIL_ALPHABLEND</text:span><text:span text:style-name="T6">* </text:span><text:span text:style-name="T1">const</text:span><text:span text:style-name="T6"> cfg );</text:span></text:p>
      <text:p text:style-name="P9"><text:span text:style-name="T6">改为：</text:span><text:span text:style-name="T15">INT32</text:span><text:span text:style-name="T6"> </text:span><text:span text:style-name="T7">im_iip_new_util_alpha_main</text:span><text:span text:style-name="T6">( </text:span><text:span text:style-name="T15">T_IM_IIP_UTIL_PARAM_ALPHA</text:span><text:span text:style-name="T6">* </text:span><text:span text:style-name="T1">const</text:span><text:span text:style-name="T6"> alp_param, </text:span><text:span text:style-name="T1">const</text:span><text:span text:style-name="T6"> </text:span><text:span text:style-name="T15">T_IM_IIP_UTIL_ALPHABLEND</text:span><text:span text:style-name="T6">* </text:span><text:span text:style-name="T1">const</text:span><text:span text:style-name="T6"> cfg );</text:span></text:p>
      <text:p text:style-name="P1"><text:span text:style-name="T6"/></text:p>
      <text:p text:style-name="P1"><text:span text:style-name="T6">VOID </text:span><text:span text:style-name="T7">im_iip_get_unit_param_size</text:span><text:span text:style-name="T6">( </text:span><text:span text:style-name="T15">UINT32</text:span><text:span text:style-name="T6">* </text:span><text:span text:style-name="T1">const</text:span><text:span text:style-name="T6"> size, </text:span><text:span text:style-name="T1">const</text:span><text:span text:style-name="T6"> </text:span><text:span text:style-name="T15">E_IM_IIP_UNIT_ID</text:span><text:span text:style-name="T6"> unit_id );</text:span></text:p>
      <text:p text:style-name="P9"><text:span text:style-name="T6">改为：</text:span><text:span text:style-name="T6">VOID </text:span><text:span text:style-name="T7">im_iip_sub_get_unit_param_size</text:span><text:span text:style-name="T6">(</text:span><text:span text:style-name="T15">ImIipDefine</text:span><text:span text:style-name="T6">* self, </text:span><text:span text:style-name="T15">UINT32</text:span><text:span text:style-name="T6">* </text:span><text:span text:style-name="T1">const</text:span><text:span text:style-name="T6"> size, </text:span><text:span text:style-name="T1">const</text:span><text:span text:style-name="T6"> </text:span><text:span text:style-name="T15">E_IM_IIP_UNIT_ID</text:span><text:span text:style-name="T6"> unit_id );</text:span></text:p>
      <text:p text:style-name="P1"><text:span text:style-name="T6"/></text:p>
      <text:p text:style-name="P1"><text:span text:style-name="T6">VOID </text:span><text:span text:style-name="T7">im_iip_On_Iipclk</text:span><text:span text:style-name="T6">( VOID );</text:span></text:p>
      <text:p text:style-name="P9"><text:span text:style-name="T6">改为：</text:span><text:span text:style-name="T6">VOID </text:span><text:span text:style-name="T19">im_iip_counter_on_lipclk</text:span><text:span text:style-name="T6">( </text:span><text:span text:style-name="T15">ImIipDefine</text:span><text:span text:style-name="T6">* self );</text:span></text:p>
      <text:p text:style-name="P1"><text:span text:style-name="T6"/></text:p>
      <text:p text:style-name="P1"><text:span text:style-name="T6">VOID </text:span><text:span text:style-name="T7">im_iip_On_Iclk</text:span><text:span text:style-name="T6">( VOID );</text:span></text:p>
      <text:p text:style-name="P9"><text:span text:style-name="T6">改为：</text:span><text:span text:style-name="T6">VOID </text:span><text:span text:style-name="T7">im_iip_struct_on_lclk</text:span><text:span text:style-name="T6">( </text:span><text:span text:style-name="T15">ImIipDefine</text:span><text:span text:style-name="T6">* self );</text:span></text:p>
      <text:p text:style-name="P1"><text:span text:style-name="T6"/></text:p>
      <text:p text:style-name="P1"><text:span text:style-name="T6">VOID </text:span><text:span text:style-name="T7">im_iip_get_regword</text:span><text:span text:style-name="T6">( </text:span><text:span text:style-name="T15">ULONG</text:span><text:span text:style-name="T6">* dst, </text:span><text:span text:style-name="T1">const</text:span><text:span text:style-name="T6"> </text:span><text:span text:style-name="T1">volatile</text:span><text:span text:style-name="T6"> </text:span><text:span text:style-name="T15">ULONG</text:span><text:span text:style-name="T6">* src, </text:span><text:span text:style-name="T1">const</text:span><text:span text:style-name="T6"> </text:span><text:span text:style-name="T15">UINT32</text:span><text:span text:style-name="T6"> bytes );</text:span></text:p>
      <text:p text:style-name="P9"><text:span text:style-name="T6">改为：</text:span><text:span text:style-name="T6">VOID </text:span><text:span text:style-name="T7">im_iip_sub_get_regword</text:span><text:span text:style-name="T6">( <text:s/></text:span><text:span text:style-name="T15">ImIipDefine</text:span><text:span text:style-name="T6">* self,</text:span><text:span text:style-name="T15">ULONG</text:span><text:span text:style-name="T6">* dst, </text:span><text:span text:style-name="T1">const</text:span><text:span text:style-name="T6"> </text:span><text:span text:style-name="T1">volatile</text:span><text:span text:style-name="T6"> </text:span><text:span text:style-name="T15">ULONG</text:span><text:span text:style-name="T6">* src, </text:span><text:span text:style-name="T1">const</text:span><text:span text:style-name="T6"> </text:span><text:span text:style-name="T15">UINT32</text:span><text:span text:style-name="T6"> bytes );</text:span></text:p>
      <text:p text:style-name="P1"><text:span text:style-name="T6"/></text:p>
      <text:p text:style-name="P1"><text:span text:style-name="T6">VOID </text:span><text:span text:style-name="T7">im_iip_Off_Iclk</text:span><text:span text:style-name="T6">( VOID );</text:span></text:p>
      <text:p text:style-name="P9"><text:span text:style-name="T6">改为：</text:span><text:span text:style-name="T6">VOID </text:span><text:span text:style-name="T7">im_iip_struct_off_iclk</text:span><text:span text:style-name="T6">( <text:s/></text:span><text:span text:style-name="T15">ImIipDefine</text:span><text:span text:style-name="T6">* self );</text:span></text:p>
      <text:p text:style-name="P1"><text:span text:style-name="T6"/></text:p>
      <text:p text:style-name="P1"><text:span text:style-name="T6">VOID </text:span><text:span text:style-name="T7">im_iip_Off_Iipclk</text:span><text:span text:style-name="T6">( VOID );</text:span></text:p>
      <text:p text:style-name="P9"><text:span text:style-name="T6">改为：</text:span><text:span text:style-name="T6">VOID </text:span><text:span text:style-name="T7">im_iip_counter_off_lipclk</text:span><text:span text:style-name="T6">( <text:s/></text:span><text:span text:style-name="T18">ImIipDefine</text:span><text:span text:style-name="T6">* self <text:s/>);</text:span></text:p>
      <text:p text:style-name="P1"><text:span text:style-name="T6"/></text:p>
      <text:p text:style-name="P1"><text:span text:style-name="T6">VOID </text:span><text:span text:style-name="T7">im_iip_clear_hwen_all</text:span><text:span text:style-name="T6">( VOID );</text:span></text:p>
      <text:p text:style-name="P9"><text:span text:style-name="T6">改为：</text:span><text:span text:style-name="T6">VOID </text:span><text:span text:style-name="T7">im_iip_sub_clear_hwen_all</text:span><text:span text:style-name="T6">( </text:span><text:span text:style-name="T15">ImIipDefine</text:span><text:span text:style-name="T6">* self );</text:span></text:p>
      <text:p text:style-name="P1"><text:soft-page-break/><text:span text:style-name="T6"/></text:p>
      <text:p text:style-name="P1"><text:span text:style-name="T6">VOID </text:span><text:span text:style-name="T7">im_iip_set_acesen0_reg</text:span><text:span text:style-name="T6">( </text:span><text:span text:style-name="T1">volatile</text:span><text:span text:style-name="T6"> </text:span><text:span text:style-name="T15">T_IM_IIP_SWTRG_MNG</text:span><text:span text:style-name="T6">* </text:span><text:span text:style-name="T1">const</text:span><text:span text:style-name="T6"> swtrg_mng );</text:span></text:p>
      <text:p text:style-name="P1"><text:span text:style-name="T6">VOID </text:span><text:span text:style-name="T7">im_iip_counter_set_acesen0_reg</text:span><text:span text:style-name="T6">(</text:span><text:span text:style-name="T15">ImIipDefine</text:span><text:span text:style-name="T6">* self, </text:span><text:span text:style-name="T1">volatile</text:span><text:span text:style-name="T6"> </text:span><text:span text:style-name="T15">T_IM_IIP_SWTRG_MNG</text:span><text:span text:style-name="T6">* </text:span><text:span text:style-name="T1">const</text:span><text:span text:style-name="T6"> swtrg_mng );</text:span></text:p>
      <text:p text:style-name="P1"><text:span text:style-name="T6"/></text:p>
      <text:p text:style-name="P1"><text:span text:style-name="T1">volatile</text:span><text:span text:style-name="T6"> </text:span><text:span text:style-name="T1">struct</text:span><text:span text:style-name="T6"> io_iip_uinftbl* </text:span><text:span text:style-name="T7">im_iip_get_unitinftbl_regaddr</text:span><text:span text:style-name="T6">( </text:span><text:span text:style-name="T1">const</text:span><text:span text:style-name="T6"> </text:span><text:span text:style-name="T15">E_IM_IIP_UNIT_ID</text:span><text:span text:style-name="T6"> unit_id );</text:span></text:p>
      <text:p text:style-name="P1"><text:span text:style-name="T1">volatile</text:span><text:span text:style-name="T6"> </text:span><text:span text:style-name="T1">struct</text:span><text:span text:style-name="T6"> io_iip_uinftbl* </text:span><text:span text:style-name="T7">im_iip_sun_get_unitinftbl_regaddr</text:span><text:span text:style-name="T6">( </text:span><text:span text:style-name="T1">const</text:span><text:span text:style-name="T6"> </text:span><text:span text:style-name="T15">E_IM_IIP_UNIT_ID</text:span><text:span text:style-name="T6"> unit_id );</text:span></text:p>
      <text:p text:style-name="P1"><text:span text:style-name="T6"/></text:p>
      <text:p text:style-name="P1"><text:span text:style-name="T6">VOID </text:span><text:span text:style-name="T7">im_iip_set_UNITINFTBL_SL</text:span><text:span text:style-name="T6">( </text:span><text:span text:style-name="T1">const</text:span><text:span text:style-name="T6"> </text:span><text:span text:style-name="T15">T_IM_IIP_UNIT_CFG</text:span><text:span text:style-name="T6">* </text:span><text:span text:style-name="T1">const</text:span><text:span text:style-name="T6"> sl_cfg, </text:span><text:span text:style-name="T1">volatile</text:span><text:span text:style-name="T6"> </text:span><text:span text:style-name="T1">struct</text:span><text:span text:style-name="T6"> io_iip_uinftbl* </text:span><text:span text:style-name="T1">const</text:span><text:span text:style-name="T6"> pUNITINFTBL );</text:span></text:p>
      <text:p text:style-name="P1"><text:span text:style-name="T6">VOID </text:span><text:span text:style-name="T7">im_iip_static_set_unitinftbl_sl</text:span><text:span text:style-name="T6">( <text:s/></text:span><text:span text:style-name="T15">ImIipDefine</text:span><text:span text:style-name="T6">* self,</text:span><text:span text:style-name="T1">const</text:span><text:span text:style-name="T6"> </text:span><text:span text:style-name="T15">T_IM_IIP_UNIT_CFG</text:span><text:span text:style-name="T6">* </text:span><text:span text:style-name="T1">const</text:span><text:span text:style-name="T6"> sl_cfg, </text:span><text:span text:style-name="T1">volatile</text:span><text:span text:style-name="T6"> </text:span><text:span text:style-name="T1">struct</text:span><text:span text:style-name="T6"> io_iip_uinftbl* </text:span><text:span text:style-name="T1">const</text:span><text:span text:style-name="T6"> pUNITINFTBL );</text:span></text:p>
      <text:p text:style-name="P1"><text:span text:style-name="T6"/></text:p>
      <text:p text:style-name="P1"><text:span text:style-name="T6">VOID </text:span><text:span text:style-name="T7">im_iip_set_UNITINFTBL</text:span><text:span text:style-name="T6">( </text:span><text:span text:style-name="T1">const</text:span><text:span text:style-name="T6"> </text:span><text:span text:style-name="T15">T_IM_IIP_UNIT_CFG</text:span><text:span text:style-name="T6">* </text:span><text:span text:style-name="T1">const</text:span><text:span text:style-name="T6"> cfg, </text:span><text:span text:style-name="T1">volatile</text:span><text:span text:style-name="T6"> </text:span><text:span text:style-name="T1">struct</text:span><text:span text:style-name="T6"> io_iip_uinftbl* </text:span><text:span text:style-name="T1">const</text:span><text:span text:style-name="T6"> pUNITINFTBL );</text:span></text:p>
      <text:p text:style-name="P1"><text:span text:style-name="T6">VOID </text:span><text:span text:style-name="T7">im_iip_couter_set_unitinftbl</text:span><text:span text:style-name="T6">( </text:span><text:span text:style-name="T18">ImIipDefine</text:span><text:span text:style-name="T6">* self,</text:span><text:span text:style-name="T1">const</text:span><text:span text:style-name="T6"> </text:span><text:span text:style-name="T15">T_IM_IIP_UNIT_CFG</text:span><text:span text:style-name="T6">* </text:span><text:span text:style-name="T1">const</text:span><text:span text:style-name="T6"> cfg, </text:span><text:span text:style-name="T1">volatile</text:span><text:span text:style-name="T6"> </text:span><text:span text:style-name="T1">struct</text:span><text:span text:style-name="T6"> io_iip_uinftbl* </text:span><text:span text:style-name="T1">const</text:span><text:span text:style-name="T6"> pUNITINFTBL );</text:span></text:p>
      <text:p text:style-name="P1"><text:span text:style-name="T6"/></text:p>
      <text:p text:style-name="P1"><text:span text:style-name="T6">VOID </text:span><text:span text:style-name="T7">im_iip_fill_word</text:span><text:span text:style-name="T6">( </text:span><text:span text:style-name="T1">volatile</text:span><text:span text:style-name="T6"> </text:span><text:span text:style-name="T15">ULONG</text:span><text:span text:style-name="T6">* dst, </text:span><text:span text:style-name="T1">const</text:span><text:span text:style-name="T6"> </text:span><text:span text:style-name="T15">UINT32</text:span><text:span text:style-name="T6"> start_pos, </text:span><text:span text:style-name="T1">const</text:span><text:span text:style-name="T6"> </text:span><text:span text:style-name="T15">UINT32</text:span><text:span text:style-name="T6"> num, </text:span><text:span text:style-name="T1">const</text:span><text:span text:style-name="T6"> </text:span><text:span text:style-name="T15">ULONG</text:span><text:span text:style-name="T6"> fill_value );</text:span></text:p>
      <text:p text:style-name="P1"><text:span text:style-name="T6">VOID </text:span><text:span text:style-name="T7">im_iip_sub_fill_word</text:span><text:span text:style-name="T6">( <text:s/></text:span><text:span text:style-name="T15">ImIipDefine</text:span><text:span text:style-name="T6">* self,</text:span><text:span text:style-name="T1">volatile</text:span><text:span text:style-name="T6"> </text:span><text:span text:style-name="T15">ULONG</text:span><text:span text:style-name="T6">* dst, </text:span><text:span text:style-name="T1">const</text:span><text:span text:style-name="T6"> </text:span><text:span text:style-name="T15">UINT32</text:span><text:span text:style-name="T6"> start_pos, </text:span><text:span text:style-name="T1">const</text:span><text:span text:style-name="T6"> </text:span><text:span text:style-name="T15">UINT32</text:span><text:span text:style-name="T6"> num, </text:span><text:span text:style-name="T1">const</text:span><text:span text:style-name="T6"> </text:span><text:span text:style-name="T15">ULONG</text:span><text:span text:style-name="T6"> fill_value );</text:span></text:p>
      <text:p text:style-name="P1"><text:span text:style-name="T6"/></text:p>
      <text:p text:style-name="P1"><text:span text:style-name="T6">VOID </text:span><text:span text:style-name="T7">im_iip_copy_short_to_word</text:span><text:span text:style-name="T6">( </text:span><text:span text:style-name="T1">volatile</text:span><text:span text:style-name="T6"> </text:span><text:span text:style-name="T15">ULONG</text:span><text:span text:style-name="T6">* dst, </text:span><text:span text:style-name="T1">const</text:span><text:span text:style-name="T6"> </text:span><text:span text:style-name="T15">USHORT</text:span><text:span text:style-name="T6">* src, </text:span><text:span text:style-name="T1">const</text:span><text:span text:style-name="T6"> </text:span><text:span text:style-name="T15">UINT32</text:span><text:span text:style-name="T6"> bytes );</text:span></text:p>
      <text:p text:style-name="P1"><text:span text:style-name="T6">VOID </text:span><text:span text:style-name="T7">im_iip_sub_copy_short_to_word</text:span><text:span text:style-name="T6">( </text:span><text:span text:style-name="T15">ImIipDefine</text:span><text:span text:style-name="T6">* self, </text:span><text:span text:style-name="T1">volatile</text:span><text:span text:style-name="T6"> </text:span><text:span text:style-name="T15">ULONG</text:span><text:span text:style-name="T6">* dst, </text:span><text:span text:style-name="T1">const</text:span><text:span text:style-name="T6"> </text:span><text:span text:style-name="T15">USHORT</text:span><text:span text:style-name="T6">* src, </text:span><text:span text:style-name="T1">const</text:span><text:span text:style-name="T6"> </text:span><text:span text:style-name="T15">UINT32</text:span><text:span text:style-name="T6"> bytes );</text:span></text:p>
      <text:p text:style-name="P1"><text:span text:style-name="T6"/></text:p>
      <text:p text:style-name="P1"><text:span text:style-name="T6">VOID </text:span><text:span text:style-name="T7">im_iip_update_pixfmttbl</text:span><text:span text:style-name="T6">( </text:span><text:span text:style-name="T1">const</text:span><text:span text:style-name="T6"> </text:span><text:span text:style-name="T15">UINT32</text:span><text:span text:style-name="T6"> pixid );</text:span></text:p>
      <text:p text:style-name="P1"><text:span text:style-name="T6">VOID </text:span><text:span text:style-name="T7">im_iip_counter_update_pixfmttbl</text:span><text:span text:style-name="T6">( </text:span><text:span text:style-name="T15">ImIipDefine</text:span><text:span text:style-name="T6">* self,</text:span><text:span text:style-name="T1">const</text:span><text:span text:style-name="T6"> </text:span><text:span text:style-name="T15">UINT32</text:span><text:span text:style-name="T6"> pixid );</text:span></text:p>
      <text:p text:style-name="P1"><text:span text:style-name="T6"/></text:p>
      <text:p text:style-name="P1"><text:span text:style-name="T6">VOID </text:span><text:span text:style-name="T7">im_iip_wait_pftflg</text:span><text:span text:style-name="T6">( VOID );</text:span></text:p>
      <text:p text:style-name="P1"><text:span text:style-name="T6">VOID </text:span><text:span text:style-name="T7">im_iip_counter_wait_pftflg</text:span><text:span text:style-name="T6">( <text:s/></text:span><text:span text:style-name="T15">ImIipDefine</text:span><text:span text:style-name="T6">* self );</text:span></text:p>
      <text:p text:style-name="P1"><text:span text:style-name="T6"/></text:p>
      <text:p text:style-name="P1"><text:span text:style-name="T15">INT32</text:span><text:span text:style-name="T6"> </text:span><text:span text:style-name="T7">im_iip_hunt_unit_and_pix</text:span><text:span text:style-name="T6">( </text:span><text:span text:style-name="T1">const</text:span><text:span text:style-name="T6"> </text:span><text:span text:style-name="T15">U_IM_IIP_64BIT_MASK</text:span><text:span text:style-name="T6"> unitid_bitmask, </text:span><text:span text:style-name="T1">const</text:span><text:span text:style-name="T6"> </text:span><text:span text:style-name="T15">UINT32</text:span><text:span text:style-name="T6"> pixid_bitmask, </text:span><text:span text:style-name="T1">const</text:span><text:span text:style-name="T6"> </text:span><text:span text:style-name="T15">UINT32</text:span><text:span text:style-name="T6"> other_bitmask, </text:span><text:span text:style-name="T1">const</text:span><text:span text:style-name="T6"> </text:span><text:span text:style-name="T15">UINT32</text:span><text:span text:style-name="T6"> cache_bitmask );</text:span></text:p>
      <text:p text:style-name="P1"><text:span text:style-name="T15">INT32</text:span><text:span text:style-name="T6"> </text:span><text:span text:style-name="T7">im_iip_counter_hunt_unit_and_pix</text:span><text:span text:style-name="T6">( </text:span><text:span text:style-name="T1">const</text:span><text:span text:style-name="T6"> </text:span><text:span text:style-name="T15">U_IM_IIP_64BIT_MASK</text:span><text:span text:style-name="T6"> unitid_bitmask, </text:span><text:span text:style-name="T1">const</text:span><text:span text:style-name="T6"> </text:span><text:span text:style-name="T15">UINT32</text:span><text:span text:style-name="T6"> pixid_bitmask, </text:span><text:span text:style-name="T1">const</text:span><text:span text:style-name="T6"> </text:span><text:span text:style-name="T15">UINT32</text:span><text:span text:style-name="T6"> other_bitmask, </text:span><text:span text:style-name="T1">const</text:span><text:span text:style-name="T6"> </text:span><text:span text:style-name="T15">UINT32</text:span><text:span text:style-name="T6"> cache_bitmask );</text:span></text:p>
      <text:p text:style-name="P1"><text:span text:style-name="T6"/></text:p>
      <text:p text:style-name="P1"><text:span text:style-name="T15">INT32</text:span><text:span text:style-name="T6"> </text:span><text:span text:style-name="T7">im_iip_twai_pol_sem</text:span><text:span text:style-name="T6">( </text:span><text:span text:style-name="T1">const</text:span><text:span text:style-name="T6"> </text:span><text:span text:style-name="T15">DDIM_USER_ID</text:span><text:span text:style-name="T6"> semid, </text:span><text:span text:style-name="T1">const</text:span><text:span text:style-name="T6"> </text:span><text:span text:style-name="T15">DDIM_USER_TMO</text:span><text:span text:style-name="T6"> tmout );</text:span></text:p>
      <text:p text:style-name="P1"><text:span text:style-name="T15">INT32</text:span><text:span text:style-name="T6"> </text:span><text:span text:style-name="T7">im_iip_counter_twai_pol_sem</text:span><text:span text:style-name="T6">( </text:span><text:span text:style-name="T1">const</text:span><text:span text:style-name="T6"> </text:span><text:span text:style-name="T15">DDIM_USER_ID</text:span><text:span text:style-name="T6"> semid, </text:span><text:span text:style-name="T1">const</text:span><text:span text:style-name="T6"> </text:span><text:span text:style-name="T15">DDIM_USER_TMO</text:span><text:span text:style-name="T6"> tmout );</text:span></text:p>
      <text:p text:style-name="P1"><text:span text:style-name="T6"/></text:p>
      <text:p text:style-name="P1"><text:span text:style-name="T15">INT32</text:span><text:span text:style-name="T6"> </text:span><text:span text:style-name="T7">im_iip_calc_timeout</text:span><text:span text:style-name="T6">( </text:span><text:span text:style-name="T15">T_IM_IIP_TIMEOUT</text:span><text:span text:style-name="T6">* </text:span><text:span text:style-name="T1">const</text:span><text:span text:style-name="T6"> tmout );</text:span></text:p>
      <text:p text:style-name="P1"><text:span text:style-name="T15">INT32</text:span><text:span text:style-name="T6"> </text:span><text:span text:style-name="T7">im_iip_static_calc_timeout</text:span><text:span text:style-name="T6">( </text:span><text:span text:style-name="T15">T_IM_IIP_TIMEOUT</text:span><text:span text:style-name="T6">* </text:span><text:span text:style-name="T1">const</text:span><text:span text:style-name="T6"> tmout );</text:span></text:p>
      <text:p text:style-name="P1"><text:span text:style-name="T6"/></text:p>
      <text:p text:style-name="P1"><text:span text:style-name="T6">VOID </text:span><text:span text:style-name="T7">im_iip_Off_izarac_caxrac</text:span><text:span text:style-name="T6">( VOID );</text:span></text:p>
      <text:p text:style-name="P1"><text:span text:style-name="T6">VOID </text:span><text:span text:style-name="T7">im_iip_counter_off_izarac_caxrac</text:span><text:span text:style-name="T6">( <text:s/></text:span><text:span text:style-name="T15">ImIipDefine</text:span><text:span text:style-name="T6">* self );</text:span></text:p>
      <text:p text:style-name="P1"><text:span text:style-name="T6"/></text:p>
      <text:p text:style-name="P1"><text:span text:style-name="T15">INT32</text:span><text:span text:style-name="T6"> </text:span><text:span text:style-name="T7">im_iip_twai_pol_flg</text:span><text:span text:style-name="T6">( </text:span><text:span text:style-name="T1">const</text:span><text:span text:style-name="T6"> </text:span><text:span text:style-name="T15">DDIM_USER_ID</text:span><text:span text:style-name="T6"> flagid, </text:span><text:span text:style-name="T1">const</text:span><text:span text:style-name="T6"> </text:span><text:span text:style-name="T15">DDIM_USER_FLGPTN</text:span><text:span text:style-name="T6"> waiptn, </text:span><text:span text:style-name="T1">const</text:span><text:span text:style-name="T6"> </text:span><text:span text:style-name="T15">DDIM_USER_MODE</text:span><text:span text:style-name="T6"> wfmode, </text:span><text:span text:style-name="T15">DDIM_USER_FLGPTN</text:span><text:span text:style-name="T6">* </text:span><text:span text:style-name="T1">const</text:span><text:span text:style-name="T6"> p_flgptn, </text:span><text:span text:style-name="T1">const</text:span><text:span text:style-name="T6"> </text:span><text:span text:style-name="T15">DDIM_USER_TMO</text:span><text:span text:style-name="T6"> tmout );</text:span></text:p>
      <text:p text:style-name="P1"><text:span text:style-name="T15">INT32</text:span><text:span text:style-name="T6"> </text:span><text:span text:style-name="T7">im_iip_static_twai_pol_flg</text:span><text:span text:style-name="T6">( </text:span><text:span text:style-name="T1">const</text:span><text:span text:style-name="T6"> </text:span><text:span text:style-name="T15">DDIM_USER_ID</text:span><text:span text:style-name="T6"> flagid, </text:span><text:span text:style-name="T1">const</text:span><text:span text:style-name="T6"> </text:span><text:span text:style-name="T15">DDIM_USER_FLGPTN</text:span><text:span text:style-name="T6"> waiptn, </text:span><text:span text:style-name="T1">const</text:span><text:span text:style-name="T6"> </text:span><text:span text:style-name="T15">DDIM_USER_MODE</text:span><text:span text:style-name="T6"> wfmode, </text:span><text:span text:style-name="T15">DDIM_USER_FLGPTN</text:span><text:span text:style-name="T6">* </text:span><text:span text:style-name="T1">const</text:span><text:span text:style-name="T6"> p_flgptn, </text:span><text:span text:style-name="T1">const</text:span><text:span text:style-name="T6"> </text:span><text:span text:style-name="T15">DDIM_USER_TMO</text:span><text:span text:style-name="T6"> tmout );</text:span></text:p>
      <text:p text:style-name="P1"><text:span text:style-name="T6"/></text:p>
      <text:p text:style-name="P1"><text:span text:style-name="T6">VOID </text:span><text:span text:style-name="T7">im_iip_On_izarac_caxrac</text:span><text:span text:style-name="T6">( VOID );</text:span></text:p>
      <text:p text:style-name="P3"><text:span text:style-name="T10">VOID </text:span><text:span text:style-name="T13">im_iip_counter_on_izarac_caxrac</text:span><text:span text:style-name="T10">( </text:span><text:span text:style-name="T16">ImIipDefine</text:span><text:span text:style-name="T10">* self );</text:span></text:p>
      <text:p text:style-name="P3"/>
      <text:p text:style-name="P1"><text:soft-page-break/><text:span text:style-name="T6">VOID </text:span><text:span text:style-name="T7">im_iip_set_pixfmttbl_param</text:span><text:span text:style-name="T6">( </text:span><text:span text:style-name="T15">T_IM_IIP_PIXFMTTBL</text:span><text:span text:style-name="T6">* </text:span><text:span text:style-name="T1">const</text:span><text:span text:style-name="T6"> pixfmttbl,</text:span></text:p>
      <text:p text:style-name="P1"><text:span text:style-name="T6"><text:tab/><text:tab/><text:tab/><text:tab/><text:tab/><text:tab/><text:tab/><text:tab/><text:tab/> <text:s text:c="3"/></text:span><text:span text:style-name="T1">const</text:span><text:span text:style-name="T6"> </text:span><text:span text:style-name="T15">T_IM_IIP_UTIL_IMG_GBL</text:span><text:span text:style-name="T6">* </text:span><text:span text:style-name="T1">const</text:span><text:span text:style-name="T6"> gbl,</text:span></text:p>
      <text:p text:style-name="P1"><text:span text:style-name="T6"><text:tab/><text:tab/><text:tab/><text:tab/><text:tab/><text:tab/><text:tab/><text:tab/><text:tab/> <text:s text:c="3"/></text:span><text:span text:style-name="T1">const</text:span><text:span text:style-name="T6"> </text:span><text:span text:style-name="T15">UINT32</text:span><text:span text:style-name="T6"> pix_depth,</text:span></text:p>
      <text:p text:style-name="P1"><text:span text:style-name="T6"><text:tab/><text:tab/><text:tab/><text:tab/><text:tab/><text:tab/><text:tab/><text:tab/><text:tab/> <text:s text:c="3"/></text:span><text:span text:style-name="T1">const</text:span><text:span text:style-name="T6"> </text:span><text:span text:style-name="T15">T_IM_IIP_UTIL_ALPHA_INFO</text:span><text:span text:style-name="T6">* </text:span><text:span text:style-name="T1">const</text:span><text:span text:style-name="T6"> alpha );</text:span></text:p>
      <text:p text:style-name="P1"><text:span text:style-name="T6"/></text:p>
      <text:p text:style-name="P11"><text:span text:style-name="T5">改为：</text:span><text:span text:style-name="T10">VOID </text:span><text:span text:style-name="T13">im_iip_sub_set_pixfmttbl_param</text:span><text:span text:style-name="T10">( </text:span><text:span text:style-name="T16">ImIipDefine</text:span><text:span text:style-name="T10">* self,</text:span><text:span text:style-name="T16">T_IM_IIP_PIXFMTTBL</text:span><text:span text:style-name="T10">* </text:span><text:span text:style-name="T4">const</text:span><text:span text:style-name="T10"> pixfmttbl,</text:span></text:p>
      <text:p text:style-name="P1"><text:span text:style-name="T6"><text:tab/><text:tab/><text:tab/><text:tab/><text:tab/><text:tab/><text:tab/><text:tab/><text:tab/> <text:s text:c="3"/></text:span><text:span text:style-name="T1">const</text:span><text:span text:style-name="T6"> </text:span><text:span text:style-name="T15">T_IM_IIP_UTIL_IMG_GBL</text:span><text:span text:style-name="T6">* </text:span><text:span text:style-name="T1">const</text:span><text:span text:style-name="T6"> gbl,</text:span></text:p>
      <text:p text:style-name="P1"><text:span text:style-name="T6"><text:tab/><text:tab/><text:tab/><text:tab/><text:tab/><text:tab/><text:tab/><text:tab/><text:tab/> <text:s text:c="3"/></text:span><text:span text:style-name="T1">const</text:span><text:span text:style-name="T6"> </text:span><text:span text:style-name="T15">UINT32</text:span><text:span text:style-name="T6"> pix_depth,</text:span></text:p>
      <text:p text:style-name="P1"><text:span text:style-name="T6"><text:tab/><text:tab/><text:tab/><text:tab/><text:tab/><text:tab/><text:tab/><text:tab/><text:tab/> <text:s text:c="3"/></text:span><text:span text:style-name="T1">const</text:span><text:span text:style-name="T6"> </text:span><text:span text:style-name="T15">T_IM_IIP_UTIL_ALPHA_INFO</text:span><text:span text:style-name="T6">* </text:span><text:span text:style-name="T1">const</text:span><text:span text:style-name="T6"> alpha );</text:span></text:p>
      <text:p text:style-name="P3"/>
      <text:p text:style-name="P3"/>
      <text:p text:style-name="P1"><text:span text:style-name="T15">ULONG</text:span><text:span text:style-name="T6"> </text:span><text:span text:style-name="T7">im_iip_util_conv_pixid</text:span><text:span text:style-name="T6">( </text:span><text:span text:style-name="T1">const</text:span><text:span text:style-name="T6"> </text:span><text:span text:style-name="T15">E_IM_IIP_PIXID</text:span><text:span text:style-name="T6"> pixid );</text:span></text:p>
      <text:p text:style-name="P9"><text:span text:style-name="T6">改为：</text:span><text:span text:style-name="T15">ULONG</text:span><text:span text:style-name="T6"> </text:span><text:span text:style-name="T7">im_iip_sub_util_conv_pixid</text:span><text:span text:style-name="T6">( </text:span><text:span text:style-name="T1">const</text:span><text:span text:style-name="T6"> </text:span><text:span text:style-name="T15">E_IM_IIP_PIXID</text:span><text:span text:style-name="T6"> pixid );</text:span></text:p>
      <text:p text:style-name="P1"><text:span text:style-name="T6"/></text:p>
      <text:p text:style-name="P1"><text:span text:style-name="T6">VOID </text:span><text:span text:style-name="T7">im_iip_set_phvsz_1d_sl</text:span><text:span text:style-name="T6">( </text:span><text:span text:style-name="T15">T_IM_IIP_UTIL_PHVSZ</text:span><text:span text:style-name="T6">* </text:span><text:span text:style-name="T1">const</text:span><text:span text:style-name="T6"> phvsz,</text:span></text:p>
      <text:p text:style-name="P1"><text:span text:style-name="T6"><text:tab/><text:tab/><text:tab/><text:tab/><text:tab/><text:tab/><text:tab/><text:tab/> <text:s text:c="3"/></text:span><text:span text:style-name="T1">const</text:span><text:span text:style-name="T6"> </text:span><text:span text:style-name="T15">T_IM_IIP_UTIL_IMG_INT</text:span><text:span text:style-name="T6">* </text:span><text:span text:style-name="T1">const</text:span><text:span text:style-name="T6"> dst );</text:span></text:p>
      <text:p text:style-name="P11"><text:span text:style-name="T5">改为：</text:span><text:span text:style-name="T10">VOID </text:span><text:span text:style-name="T13">im_iip_sub_set_phvsz_1d_sl</text:span><text:span text:style-name="T10">( </text:span><text:span text:style-name="T16">ImIipDefine</text:span><text:span text:style-name="T10">* self,</text:span><text:span text:style-name="T16">T_IM_IIP_UTIL_PHVSZ</text:span><text:span text:style-name="T10">* </text:span><text:span text:style-name="T4">const</text:span><text:span text:style-name="T10"> phvsz,</text:span></text:p>
      <text:p text:style-name="P9"><text:span text:style-name="T6"><text:tab/><text:tab/><text:tab/><text:tab/><text:tab/><text:tab/><text:tab/><text:tab/> <text:s text:c="3"/></text:span><text:span text:style-name="T1">const</text:span><text:span text:style-name="T6"> </text:span><text:span text:style-name="T15">T_IM_IIP_UTIL_IMG_INT</text:span><text:span text:style-name="T6">* </text:span><text:span text:style-name="T1">const</text:span><text:span text:style-name="T6"> dst );</text:span></text:p>
      <text:p text:style-name="P9"><text:span text:style-name="T6"/></text:p>
      <text:p text:style-name="P1"><text:span text:style-name="T6">VOID </text:span><text:span text:style-name="T7">im_iip_set_unitinftbl_param</text:span><text:span text:style-name="T6">( </text:span><text:span text:style-name="T15">T_IM_IIP_UNIT_CFG</text:span><text:span text:style-name="T6">* </text:span><text:span text:style-name="T1">const</text:span><text:span text:style-name="T6"> unitinftbl_param, </text:span><text:span text:style-name="T1">const</text:span><text:span text:style-name="T6"> </text:span><text:span text:style-name="T15">E_IM_IIP_UNIT_ID</text:span><text:span text:style-name="T6"> id, </text:span><text:span text:style-name="T1">const</text:span><text:span text:style-name="T6"> VOID* </text:span><text:span text:style-name="T1">const</text:span><text:span text:style-name="T6"> addr, </text:span><text:span text:style-name="T1">const</text:span><text:span text:style-name="T6"> </text:span><text:span text:style-name="T15">ULLONG</text:span><text:span text:style-name="T6"> unitid_bitmask );</text:span></text:p>
      <text:p text:style-name="P1"><text:span text:style-name="T6"/></text:p>
      <text:p text:style-name="P9"><text:span text:style-name="T6">改为：</text:span><text:span text:style-name="T6">VOID </text:span><text:span text:style-name="T7">im_iip_sub_set_unitinftbl_param</text:span><text:span text:style-name="T6">( </text:span><text:span text:style-name="T15">ImIipDefine</text:span><text:span text:style-name="T6">* self,</text:span><text:span text:style-name="T15">T_IM_IIP_UNIT_CFG</text:span><text:span text:style-name="T6">* </text:span><text:span text:style-name="T1">const</text:span><text:span text:style-name="T6"> unitinftbl_param, </text:span><text:span text:style-name="T1">const</text:span><text:span text:style-name="T6"> </text:span><text:span text:style-name="T15">E_IM_IIP_UNIT_ID</text:span><text:span text:style-name="T6"> id, </text:span><text:span text:style-name="T1">const</text:span><text:span text:style-name="T6"> VOID* </text:span><text:span text:style-name="T1">const</text:span><text:span text:style-name="T6"> addr, </text:span><text:span text:style-name="T1">const</text:span><text:span text:style-name="T6"> </text:span><text:span text:style-name="T15">ULLONG</text:span><text:span text:style-name="T6"> unitid_bitmask );</text:span></text:p>
      <text:p text:style-name="P3"/>
      <text:p text:style-name="P1"><text:span text:style-name="T15">ULONG</text:span><text:span text:style-name="T6"> </text:span><text:span text:style-name="T7">im_iip_util_conv_portid</text:span><text:span text:style-name="T6">( </text:span><text:span text:style-name="T1">const</text:span><text:span text:style-name="T6"> </text:span><text:span text:style-name="T15">E_IM_IIP_UNIT_ID</text:span><text:span text:style-name="T6"> unitid );</text:span></text:p>
      <text:p text:style-name="P9"><text:span text:style-name="T6">改为：</text:span><text:span text:style-name="T15">ULONG</text:span><text:span text:style-name="T6"> </text:span><text:span text:style-name="T7">im_iip_sub_util_conv_portid</text:span><text:span text:style-name="T6">( </text:span><text:span text:style-name="T1">const</text:span><text:span text:style-name="T6"> </text:span><text:span text:style-name="T15">E_IM_IIP_UNIT_ID</text:span><text:span text:style-name="T6"> unitid );</text:span></text:p>
      <text:p text:style-name="P1"><text:span text:style-name="T6"/></text:p>
      <text:p text:style-name="P1"><text:span text:style-name="T6">VOID </text:span><text:span text:style-name="T7">im_iip_set_sl_unit_param</text:span><text:span text:style-name="T6">( </text:span><text:span text:style-name="T15">T_IM_IIP_PARAM_STS</text:span><text:span text:style-name="T6">* </text:span><text:span text:style-name="T1">const</text:span><text:span text:style-name="T6"> sl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T_IM_IIP_UTIL_PHVSZ</text:span><text:span text:style-name="T6">* </text:span><text:span text:style-name="T1">const</text:span><text:span text:style-name="T6"> phvsz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T_IM_IIP_UTIL_RECT_INT</text:span><text:span text:style-name="T6">* </text:span><text:span text:style-name="T1">const</text:span><text:span text:style-name="T6"> dst_rect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T_IM_IIP_UTIL_IMG_GBL</text:span><text:span text:style-name="T6">* </text:span><text:span text:style-name="T1">const</text:span><text:span text:style-name="T6"> dst_gbl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UINT32</text:span><text:span text:style-name="T6"> pix_depth );</text:span></text:p>
      <text:p text:style-name="P1"/>
      <text:p text:style-name="P9"><text:span text:style-name="T6">改为：</text:span><text:span text:style-name="T6">VOID </text:span><text:span text:style-name="T7">im_iip_define_set_sl_unit_param</text:span><text:span text:style-name="T6">( </text:span><text:span text:style-name="T15">ImIipDefine</text:span><text:span text:style-name="T6">* self,</text:span><text:span text:style-name="T15">T_IM_IIP_PARAM_STS</text:span><text:span text:style-name="T6">* </text:span><text:span text:style-name="T1">const</text:span><text:span text:style-name="T6"> sl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T_IM_IIP_UTIL_PHVSZ</text:span><text:span text:style-name="T6">* </text:span><text:span text:style-name="T1">const</text:span><text:span text:style-name="T6"> phvsz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T_IM_IIP_UTIL_RECT_INT</text:span><text:span text:style-name="T6">* </text:span><text:span text:style-name="T1">const</text:span><text:span text:style-name="T6"> dst_rect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T_IM_IIP_UTIL_IMG_GBL</text:span><text:span text:style-name="T6">* </text:span><text:span text:style-name="T1">const</text:span><text:span text:style-name="T6"> dst_gbl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UINT32</text:span><text:span text:style-name="T6"> pix_depth );</text:span></text:p>
      <text:p text:style-name="P1"><text:span text:style-name="T6"/></text:p>
      <text:p text:style-name="P1"><text:span text:style-name="T6">VOID </text:span><text:span text:style-name="T7">im_iip_set_1d_unit_param</text:span><text:span text:style-name="T6">( </text:span><text:span text:style-name="T15">T_IM_IIP_PARAM_1DL</text:span><text:span text:style-name="T6">* </text:span><text:span text:style-name="T1">const</text:span><text:span text:style-name="T6"> p1D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T_IM_IIP_UTIL_PHVSZ</text:span><text:span text:style-name="T6">* </text:span><text:span text:style-name="T1">const</text:span><text:span text:style-name="T6"> phvsz,</text:span></text:p>
      <text:p text:style-name="P1"><text:soft-page-break/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T_IM_IIP_UTIL_IMG_INT</text:span><text:span text:style-name="T6">* </text:span><text:span text:style-name="T1">const</text:span><text:span text:style-name="T6"> src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UINT32</text:span><text:span text:style-name="T6"> pix_depth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E_IM_IIP_PARAM_CSEL</text:span><text:span text:style-name="T6"> cache_select );</text:span></text:p>
      <text:p text:style-name="P3"/>
      <text:p text:style-name="P11"><text:span text:style-name="T5">改为：</text:span><text:span text:style-name="T10">VOID </text:span><text:span text:style-name="T13">im_iip_define_set_1d_unit_param</text:span><text:span text:style-name="T10">( <text:s/></text:span><text:span text:style-name="T16">ImIipDefine</text:span><text:span text:style-name="T10">* self,</text:span><text:span text:style-name="T16">T_IM_IIP_PARAM_1DL</text:span><text:span text:style-name="T10">* </text:span><text:span text:style-name="T4">const</text:span><text:span text:style-name="T10"> p1D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T_IM_IIP_UTIL_PHVSZ</text:span><text:span text:style-name="T6">* </text:span><text:span text:style-name="T1">const</text:span><text:span text:style-name="T6"> phvsz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T_IM_IIP_UTIL_IMG_INT</text:span><text:span text:style-name="T6">* </text:span><text:span text:style-name="T1">const</text:span><text:span text:style-name="T6"> src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UINT32</text:span><text:span text:style-name="T6"> pix_depth,</text:span></text:p>
      <text:p text:style-name="P1"><text:span text:style-name="T6"><text:tab/><text:tab/><text:tab/><text:tab/><text:tab/><text:tab/><text:tab/><text:tab/><text:tab/> <text:s/></text:span><text:span text:style-name="T1">const</text:span><text:span text:style-name="T6"> </text:span><text:span text:style-name="T15">E_IM_IIP_PARAM_CSEL</text:span><text:span text:style-name="T6"> cache_select );</text:span></text:p>
      <text:p text:style-name="P3"/>
      <text:p text:style-name="P1"><text:span text:style-name="T15">INT32</text:span><text:span text:style-name="T6"> </text:span><text:span text:style-name="T7">im_iip_util_exec_rotate</text:span><text:span text:style-name="T6">( </text:span><text:span text:style-name="T15">T_IM_IIP_UTIL_PARAM_RESIZE_ROTATE</text:span><text:span text:style-name="T6">* </text:span><text:span text:style-name="T1">const</text:span><text:span text:style-name="T6"> rr_param, </text:span><text:span text:style-name="T1">const</text:span><text:span text:style-name="T6"> </text:span><text:span text:style-name="T15">T_IM_IIP_UTIL_RR</text:span><text:span text:style-name="T6">* </text:span><text:span text:style-name="T1">const</text:span><text:span text:style-name="T6"> cfg );</text:span></text:p>
      <text:p text:style-name="P9"><text:span text:style-name="T6">改为：</text:span><text:span text:style-name="T15">INT32</text:span><text:span text:style-name="T6"> </text:span><text:span text:style-name="T7">im_iip_new_util_exec_rotate</text:span><text:span text:style-name="T6">( </text:span><text:span text:style-name="T15">T_IM_IIP_UTIL_PARAM_RESIZE_ROTATE</text:span><text:span text:style-name="T6">* </text:span><text:span text:style-name="T1">const</text:span><text:span text:style-name="T6"> rr_param, </text:span><text:span text:style-name="T1">const</text:span><text:span text:style-name="T6"> </text:span><text:span text:style-name="T15">T_IM_IIP_UTIL_RR</text:span><text:span text:style-name="T6">* </text:span><text:span text:style-name="T1">const</text:span><text:span text:style-name="T6"> cfg );</text:span></text:p>
      <text:p text:style-name="P1"><text:span text:style-name="T6"/></text:p>
      <text:p text:style-name="P1"><text:span text:style-name="T15">INT32</text:span><text:span text:style-name="T6"> </text:span><text:span text:style-name="T7">im_iip_util_exec_csc</text:span><text:span text:style-name="T6">( </text:span><text:span text:style-name="T15">T_IM_IIP_UTIL_PARAM_CSC</text:span><text:span text:style-name="T6">* </text:span><text:span text:style-name="T1">const</text:span><text:span text:style-name="T6"> csc_param, </text:span><text:span text:style-name="T1">const</text:span><text:span text:style-name="T6"> </text:span><text:span text:style-name="T15">T_IM_IIP_UTIL_CSC</text:span><text:span text:style-name="T6">* </text:span><text:span text:style-name="T1">const</text:span><text:span text:style-name="T6"> cfg );</text:span></text:p>
      <text:p text:style-name="P11"><text:span text:style-name="T5">改为：</text:span><text:span text:style-name="T16">INT32</text:span><text:span text:style-name="T10"> </text:span><text:span text:style-name="T20">im_iip_new_util_exec_csc</text:span><text:span text:style-name="T10">( </text:span><text:span text:style-name="T16">T_IM_IIP_UTIL_PARAM_CSC</text:span><text:span text:style-name="T10">* </text:span><text:span text:style-name="T4">const</text:span><text:span text:style-name="T10"> csc_param, </text:span><text:span text:style-name="T4">const</text:span><text:span text:style-name="T10"> </text:span><text:span text:style-name="T16">T_IM_IIP_UTIL_CSC</text:span><text:span text:style-name="T10">* </text:span><text:span text:style-name="T4">const</text:span><text:span text:style-name="T10"> cfg );</text:span></text:p>
      <text:p text:style-name="P3"/>
      <text:p text:style-name="P1"><text:span text:style-name="T6">VOID </text:span><text:span text:style-name="T7">im_iip_util_set_lut_unit_param</text:span><text:span text:style-name="T6">( </text:span><text:span text:style-name="T15">T_IM_IIP_PARAM_LUT</text:span><text:span text:style-name="T6">* </text:span><text:span text:style-name="T1">const</text:span><text:span text:style-name="T6"> lut,</text:span></text:p>
      <text:p text:style-name="P1"><text:span text:style-name="T6"><text:tab/><text:tab/><text:tab/><text:tab/><text:tab/><text:tab/><text:tab/><text:tab/><text:tab/> <text:s text:c="2"/></text:span><text:span text:style-name="T1">const</text:span><text:span text:style-name="T6"> </text:span><text:span text:style-name="T15">T_IM_IIP_UTIL_LUT</text:span><text:span text:style-name="T6">* </text:span><text:span text:style-name="T1">const</text:span><text:span text:style-name="T6"> cfg );</text:span></text:p>
      <text:p text:style-name="P11"><text:span text:style-name="T5">改为：</text:span><text:span text:style-name="T10">VOID </text:span><text:span text:style-name="T13">im_iip_new_util_set_lut_unit_param</text:span><text:span text:style-name="T10">( </text:span><text:span text:style-name="T16">ImIipDefine</text:span><text:span text:style-name="T10">* self,</text:span><text:span text:style-name="T16">T_IM_IIP_PARAM_LUT</text:span><text:span text:style-name="T10">* </text:span><text:span text:style-name="T4">const</text:span><text:span text:style-name="T10"> lut,</text:span></text:p>
      <text:p text:style-name="P1"><text:span text:style-name="T6"><text:tab/><text:tab/><text:tab/><text:tab/><text:tab/><text:tab/><text:tab/><text:tab/><text:tab/> <text:s text:c="2"/></text:span><text:span text:style-name="T1">const</text:span><text:span text:style-name="T6"> </text:span><text:span text:style-name="T15">T_IM_IIP_UTIL_LUT</text:span><text:span text:style-name="T6">* </text:span><text:span text:style-name="T1">const</text:span><text:span text:style-name="T6"> cfg );</text:span></text:p>
      <text:p text:style-name="P3"/>
      <text:p text:style-name="P1"><text:span text:style-name="T15">ULONG</text:span><text:span text:style-name="T6"> </text:span><text:span text:style-name="T7">im_iip_util_conv_portid_1</text:span><text:span text:style-name="T6">( </text:span><text:span text:style-name="T1">const</text:span><text:span text:style-name="T6"> </text:span><text:span text:style-name="T15">E_IM_IIP_UNIT_ID</text:span><text:span text:style-name="T6"> unitid );</text:span></text:p>
      <text:p text:style-name="P9"><text:span text:style-name="T6">改为：</text:span><text:span text:style-name="T15">ULONG</text:span><text:span text:style-name="T6"> </text:span><text:span text:style-name="T7">im_iip_new_util_conv_portid_1</text:span><text:span text:style-name="T6">( </text:span><text:span text:style-name="T1">const</text:span><text:span text:style-name="T6"> </text:span><text:span text:style-name="T15">E_IM_IIP_UNIT_ID</text:span><text:span text:style-name="T6"> unitid );</text:span></text:p>
      <text:p text:style-name="P1"><text:span text:style-name="T6"/></text:p>
      <text:p text:style-name="P1"><text:span text:style-name="T6">VOID </text:span><text:span text:style-name="T7">im_iip_set_axi_param</text:span><text:span text:style-name="T6">( </text:span><text:span text:style-name="T1">const</text:span><text:span text:style-name="T6"> </text:span><text:span text:style-name="T15">E_IM_IIP_UNIT_ID</text:span><text:span text:style-name="T6"> unitid, </text:span><text:span text:style-name="T15">E_IM_IIP_AXI_ID</text:span><text:span text:style-name="T6">* </text:span><text:span text:style-name="T1">const</text:span><text:span text:style-name="T6"> axi_id, </text:span><text:span text:style-name="T15">T_IM_IIP_CTRL_AXI</text:span><text:span text:style-name="T6">* </text:span><text:span text:style-name="T1">const</text:span><text:span text:style-name="T6"> axi_cfg, </text:span><text:span text:style-name="T1">const</text:span><text:span text:style-name="T6"> UCHAR master_IF );</text:span></text:p>
      <text:p text:style-name="P11"><text:span text:style-name="T5">改为：</text:span><text:span text:style-name="T10">VOID </text:span><text:span text:style-name="T13">im_iip_new_set_axi_param</text:span><text:span text:style-name="T10">( <text:s/></text:span><text:span text:style-name="T16">ImIipDefine</text:span><text:span text:style-name="T10">* self,</text:span><text:span text:style-name="T4">const</text:span><text:span text:style-name="T10"> </text:span><text:span text:style-name="T16">E_IM_IIP_UNIT_ID</text:span><text:span text:style-name="T10"> unitid, </text:span><text:span text:style-name="T16">E_IM_IIP_AXI_ID</text:span><text:span text:style-name="T10">* </text:span><text:span text:style-name="T4">const</text:span><text:span text:style-name="T10"> axi_id, </text:span><text:span text:style-name="T16">T_IM_IIP_CTRL_AXI</text:span><text:span text:style-name="T10">* </text:span><text:span text:style-name="T4">const</text:span><text:span text:style-name="T10"> axi_cfg, </text:span><text:span text:style-name="T4">const</text:span><text:span text:style-name="T10"> UCHAR master_IF );</text:span></text:p>
      <text:p text:style-name="P3"/>
      <text:p text:style-name="P1"><text:span text:style-name="T15">E_IM_IIP_PARAM_PF_PDIST</text:span><text:span text:style-name="T6"> </text:span><text:span text:style-name="T7">im_iip_get_PF_PDIST</text:span><text:span text:style-name="T6">( </text:span><text:span text:style-name="T1">const</text:span><text:span text:style-name="T6"> </text:span><text:span text:style-name="T15">UINT32</text:span><text:span text:style-name="T6"> pix_depth,</text:span></text:p>
      <text:p text:style-name="P1"><text:span text:style-name="T6"><text:tab/><text:tab/><text:tab/><text:tab/><text:tab/><text:tab/><text:tab/><text:tab/><text:tab/><text:tab/><text:tab/><text:tab/> <text:s text:c="3"/></text:span><text:span text:style-name="T1">const</text:span><text:span text:style-name="T6"> </text:span><text:span text:style-name="T15">E_IM_IIP_FTYPE</text:span><text:span text:style-name="T6"> frame_type,</text:span></text:p>
      <text:p text:style-name="P1"><text:span text:style-name="T6"><text:tab/><text:tab/><text:tab/><text:tab/><text:tab/><text:tab/><text:tab/><text:tab/><text:tab/><text:tab/><text:tab/><text:tab/> <text:s text:c="3"/></text:span><text:span text:style-name="T1">const</text:span><text:span text:style-name="T6"> </text:span><text:span text:style-name="T15">E_IM_IIP_PFMT</text:span><text:span text:style-name="T6"> pix_format,</text:span></text:p>
      <text:p text:style-name="P1"><text:span text:style-name="T6"><text:tab/><text:tab/><text:tab/><text:tab/><text:tab/><text:tab/><text:tab/><text:tab/><text:tab/><text:tab/><text:tab/><text:tab/> <text:s text:c="3"/></text:span><text:span text:style-name="T1">const</text:span><text:span text:style-name="T6"> </text:span><text:span text:style-name="T15">UINT32</text:span><text:span text:style-name="T6"> alpha );</text:span></text:p>
      <text:p text:style-name="P9"><text:span text:style-name="T6">改为：</text:span><text:span text:style-name="T15">E_IM_IIP_PARAM_PF_PDIST</text:span><text:span text:style-name="T6"> </text:span><text:span text:style-name="T7">im_iip_sub_get_pf_pdist</text:span><text:span text:style-name="T6">( </text:span><text:span text:style-name="T1">const</text:span><text:span text:style-name="T6"> </text:span><text:span text:style-name="T15">UINT32</text:span><text:span text:style-name="T6"> pix_depth,</text:span></text:p>
      <text:p text:style-name="P1"><text:span text:style-name="T6"><text:tab/><text:tab/><text:tab/><text:tab/><text:tab/><text:tab/><text:tab/><text:tab/><text:tab/><text:tab/><text:tab/><text:tab/> <text:s text:c="3"/></text:span><text:span text:style-name="T1">const</text:span><text:span text:style-name="T6"> </text:span><text:span text:style-name="T15">E_IM_IIP_FTYPE</text:span><text:span text:style-name="T6"> frame_type,</text:span></text:p>
      <text:p text:style-name="P1"><text:span text:style-name="T6"><text:tab/><text:tab/><text:tab/><text:tab/><text:tab/><text:tab/><text:tab/><text:tab/><text:tab/><text:tab/><text:tab/><text:tab/> <text:s text:c="3"/></text:span><text:span text:style-name="T1">const</text:span><text:span text:style-name="T6"> </text:span><text:span text:style-name="T15">E_IM_IIP_PFMT</text:span><text:span text:style-name="T6"> pix_format,</text:span></text:p>
      <text:p text:style-name="P1"><text:span text:style-name="T6"><text:tab/><text:tab/><text:tab/><text:tab/><text:tab/><text:tab/><text:tab/><text:tab/><text:tab/><text:tab/><text:tab/><text:tab/> <text:s text:c="3"/></text:span><text:span text:style-name="T1">const</text:span><text:span text:style-name="T6"> </text:span><text:span text:style-name="T15">UINT32</text:span><text:span text:style-name="T6"> alpha );</text:span></text:p>
      <text:p text:style-name="P1"><text:span text:style-name="T6"/></text:p>
      <text:p text:style-name="P1"><text:soft-page-break/><text:span text:style-name="T6"/></text:p>
      <text:p text:style-name="P1"><text:span text:style-name="T15">INT32</text:span><text:span text:style-name="T6"> </text:span><text:span text:style-name="T7">im_iip_unset_interrupt</text:span><text:span text:style-name="T6">( </text:span><text:span text:style-name="T1">const</text:span><text:span text:style-name="T6"> </text:span><text:span text:style-name="T15">U_IM_IIP_64BIT_MASK</text:span><text:span text:style-name="T6"> unitid_bitmask, </text:span><text:span text:style-name="T1">const</text:span><text:span text:style-name="T6"> UCHAR cause );</text:span></text:p>
      <text:p text:style-name="P9"><text:span text:style-name="T6">改为：</text:span><text:span text:style-name="T15">INT32</text:span><text:span text:style-name="T6"> </text:span><text:span text:style-name="T7">im_iip_counter_unset_interrupt</text:span><text:span text:style-name="T6">( </text:span><text:span text:style-name="T1">const</text:span><text:span text:style-name="T6"> </text:span><text:span text:style-name="T15">U_IM_IIP_64BIT_MASK</text:span><text:span text:style-name="T6"> unitid_bitmask, </text:span><text:span text:style-name="T1">const</text:span><text:span text:style-name="T6"> UCHAR cause );</text:span></text:p>
      <text:p text:style-name="Standard"/>
      <text:p text:style-name="P12">extern INT32 Im_IIP_Get_Genline( T_IM_IIP_GENLINE* const genline );</text:p>
      <text:p text:style-name="P12"><text:span text:style-name="T7">改为：</text:span><text:span text:style-name="T6"> </text:span><text:span text:style-name="T15">INT32</text:span><text:span text:style-name="T6"> </text:span><text:span text:style-name="T7">im_iip_static_get_genline</text:span><text:span text:style-name="T6">( </text:span><text:span text:style-name="T15">T_IM_IIP_GENLINE</text:span><text:span text:style-name="T6">* </text:span><text:span text:style-name="T1">const</text:span><text:span text:style-name="T6"> genline );</text:span></text:p>
      <text:p text:style-name="P12"/>
      <text:p text:style-name="P12">extern INT32 Im_IIP_Get_Debug_Monitor( T_IM_IIP_DEBUG_MONITOR* const monitor_val );</text:p>
      <text:p text:style-name="P12"><text:span text:style-name="T7">改为：</text:span><text:span text:style-name="T15">INT32</text:span><text:span text:style-name="T6"> </text:span><text:span text:style-name="T7">im_iip_static_get_debug_monitor</text:span><text:span text:style-name="T6">( </text:span><text:span text:style-name="T15">T_IM_IIP_DEBUG_MONITOR</text:span><text:span text:style-name="T6">* </text:span><text:span text:style-name="T1">const</text:span><text:span text:style-name="T6"> monitor_val );</text:span></text:p>
      <text:p text:style-name="P12"/>
      <text:p text:style-name="P12">extern INT32 Im_IIP_Start_DumpUnitReg( const E_IM_IIP_UNIT_ID unit_id );</text:p>
      <text:p text:style-name="P12"><text:span text:style-name="T7">改为：</text:span><text:span text:style-name="T15">INT32</text:span><text:span text:style-name="T6"> </text:span><text:span text:style-name="T7">im_iip_static_start_dumpunitreg</text:span><text:span text:style-name="T6">( </text:span><text:span text:style-name="T1">const</text:span><text:span text:style-name="T6"> </text:span><text:span text:style-name="T15">E_IM_IIP_UNIT_ID</text:span><text:span text:style-name="T6"> unit_id );</text:span></text:p>
      <text:p text:style-name="P12"/>
      <text:p text:style-name="P12">extern INT32 Im_IIP_Start_DumpUnitReg_ByName( const CHAR* const unit_name );</text:p>
      <text:p text:style-name="P12"><text:span text:style-name="T7">改为：</text:span><text:span text:style-name="T6"> </text:span><text:span text:style-name="T15">INT32</text:span><text:span text:style-name="T6"> </text:span><text:span text:style-name="T7">im_iip_static_dumpunitreg_byname</text:span><text:span text:style-name="T6">( </text:span><text:span text:style-name="T1">const</text:span><text:span text:style-name="T6"> CHAR* </text:span><text:span text:style-name="T1">const</text:span><text:span text:style-name="T6"> unit_name );</text:span></text:p>
      <text:p text:style-name="P12"/>
      <text:p text:style-name="P13"><text:span text:style-name="T21">extern INT32 Im_IIP_Stop_DumpUnitReg( VOID );</text:span></text:p>
      <text:p text:style-name="P13"><text:span text:style-name="T7">改为：</text:span><text:span text:style-name="T15">INT32</text:span><text:span text:style-name="T6"> </text:span><text:span text:style-name="T7">im_iip_static_stop_dumpunitreg</text:span><text:span text:style-name="T6">( VOID );</text:span></text:p>
      <text:p text:style-name="P12"><text:s text:c="2"/></text:p>
      <text:p text:style-name="P12"/>
      <text:p text:style-name="P12">//结构体和宏定义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56:58.823591357</meta:creation-date>
    <dc:date>2020-09-11T16:23:06.235068240</dc:date>
    <meta:editing-duration>PT1H2M5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6" meta:paragraph-count="160" meta:word-count="1349" meta:character-count="11982" meta:non-whitespace-character-count="10615"/>
  </office:meta>
</office:document-meta>
</file>